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Open Sans" svg:font-family="'Ope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1.13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0.9mm"/>
    </style:style>
    <style:style style:name="ro1" style:family="table-row">
      <style:table-row-properties style:row-height="7.6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444444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f5f5f5" style:diagonal-bl-tr="none" style:diagonal-tl-br="none" style:text-align-source="value-type" style:repeat-content="false" fo:wrap-option="wrap" fo:border="1.76pt solid #ddddd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29A9C96F</text:p>
          </table:table-cell>
          <table:table-cell table:style-name="ce3" office:value-type="float" office:value="25951427401" calcext:value-type="float">
            <text:p>2595142740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B4C2155</text:p>
          </table:table-cell>
          <table:table-cell table:style-name="ce3" office:value-type="float" office:value="16460277103" calcext:value-type="float">
            <text:p>1646027710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B4C2155</text:p>
          </table:table-cell>
          <table:table-cell table:style-name="ce3" office:value-type="float" office:value="16460277104" calcext:value-type="float">
            <text:p>16460277104</text:p>
          </table:table-cell>
          <table:table-cell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Open Sans" svg:font-family="'Ope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/>
      <number:text>,</number:text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4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4" number:language="es" number:country="CL"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4P0"/>
    </number:currency-style>
    <number:currency-style style:name="N10105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5" number:language="es" number:country="CL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5P0"/>
    </number:currency-style>
    <number:currency-style style:name="N10106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6" number:language="es" number:country="CL"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6P0"/>
    </number:currency-style>
    <number:currency-style style:name="N10107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7" number:language="es" number:country="CL">
      <style:text-properties fo:color="#ff0000"/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7P0"/>
    </number:currency-style>
    <number:date-style style:name="N10108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CL">
      <number:month number:textual="true"/>
      <number:text>-</number:text>
      <number:year/>
    </number:date-style>
    <number:time-style style:name="N10110" number:language="es" number:country="CL">
      <number:hours/>
      <number:text>:</number:text>
      <number:minutes number:style="long"/>
      <number:text> </number:text>
      <number:am-pm/>
    </number:time-style>
    <number:time-style style:name="N10111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CL">
      <number:hours/>
      <number:text>:</number:text>
      <number:minutes number:style="long"/>
    </number:time-style>
    <number:time-style style:name="N10113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CL">
      <number:number number:decimal-places="0" loext:min-decimal-places="0" number:min-integer-digits="1" number:grouping="true"/>
    </number:number-style>
    <number:number-style style:name="N10115" number:language="es" number:country="CL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CL">
      <number:number number:decimal-places="0" loext:min-decimal-places="0" number:min-integer-digits="1" number:grouping="true"/>
    </number:number-style>
    <number:number-style style:name="N10116" number:language="es" number:country="CL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CL">
      <number:number number:decimal-places="2" loext:min-decimal-places="2" number:min-integer-digits="1" number:grouping="true"/>
    </number:number-style>
    <number:number-style style:name="N10117" number:language="es" number:country="CL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CL">
      <number:number number:decimal-places="2" loext:min-decimal-places="2" number:min-integer-digits="1" number:grouping="true"/>
    </number:number-style>
    <number:number-style style:name="N10118" number:language="es" number:country="CL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CL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L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CL">
      <loext:text> </loext:text>
      <loext:fill-character> </loext:fill-character>
      <number:text>- </number:text>
    </number:number-style>
    <number:text-style style:name="N10119" number:language="es" number:country="CL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L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L">
      <number:text>-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CL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C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L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L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CL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L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L">
      <number:text>-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CL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Zen Hei Sharp" style:font-family-asian="'WenQuanYi Zen Hei Sharp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0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3:20:59</meta:creation-date>
    <meta:initial-creator>Usuario de Windows</meta:initial-creator>
    <dc:language>es-CL</dc:language>
    <dc:date>2020-07-10T18:04:00</dc:date>
    <meta:editing-cycles>2</meta:editing-cycles>
    <meta:editing-duration>P0D</meta:editing-duration>
    <meta:generator>LibreOffice/5.3.6.1$Linux_X86_64 LibreOffice_project/30$Build-1</meta:generator>
    <meta:document-statistic meta:table-count="1" meta:cell-count="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